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5ff7" officeooo:paragraph-rsid="000a5ff7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a5ff7" officeooo:paragraph-rsid="000a5ff7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a5ff7" officeooo:paragraph-rsid="000a5ff7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a5ff7" officeooo:paragraph-rsid="0010e26f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0e26f" officeooo:paragraph-rsid="0010e26f" style:font-size-asian="17.5pt" style:font-size-complex="20pt"/>
    </style:style>
    <style:style style:name="T1" style:family="text">
      <style:text-properties officeooo:rsid="0010e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2</text:p>
      <text:p text:style-name="P2">ANSWERS:-</text:p>
      <text:p text:style-name="P2"><text:s text:c="2"/><text:span text:style-name="T1">Q1)</text:span></text:p>
      <text:p text:style-name="P5">WHICH FIELD OF THE CUSTOMERS TABLE IS THE PRIMARY KEY?</text:p>
      <text:p text:style-name="P2"><text:span text:style-name="T1">ANSWER:-</text:span>SNUM</text:p>
      <text:p text:style-name="P2"/>
      <text:p text:style-name="P5">Q2)</text:p>
      <text:p text:style-name="P5">WHAT IS THE 4TH <text:s/>COLUMN OF THE CUSTOMERS TABLE ?</text:p>
      <text:p text:style-name="P2"><text:span text:style-name="T1">ANSWER:-</text:span>RATING</text:p>
      <text:p text:style-name="P2"/>
      <text:p text:style-name="P5">Q.3)</text:p>
      <text:p text:style-name="P5">WHAT IS THE ANOTHER WORD FOR ROW? FOR COLUMN?</text:p>
      <text:p text:style-name="P2"><text:span text:style-name="T1">ANSWER:-</text:span>ROW --&gt;&gt; TUPLE ,ENTITY </text:p>
      <text:p text:style-name="P2"><text:s text:c="3"/>COLUMN --&gt; ATTRIBUTE</text:p>
      <text:p text:style-name="P2"/>
      <text:p text:style-name="P5">Q.4)</text:p>
      <text:p text:style-name="P5">WHY ISN’T IT POSSIBLE TO SEE THE FIRST FIVE ROWS OF A TABLE?</text:p>
      <text:p text:style-name="P4"><text:span text:style-name="T1">ANSWER:--</text:span></text:p>
      <text:p text:style-name="P4">ROW INSERT IN TABLE IS NOT STORED IN ANY SPECIFIC ORDER,DATA STORED IN RANDOM MANNER THATS WHY IT ISN’T POSSIBLE TO SEE THE FIRST FIVE ROWS OF A TABLE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50:21.697846734</meta:creation-date>
    <dc:date>2023-09-11T15:27:48.162068573</dc:date>
    <meta:editing-duration>PT6M2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90" meta:character-count="488" meta:non-whitespace-character-count="409"/>
  </office:meta>
</office:document-meta>
</file>